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</table:table-row>
        <table:table-row table:style-name="ro2" table:visibility="collapse"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</table:table-row>
        <table:table-row table:style-name="ro2" table:visibility="collapse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00.00.00</text:date>, <text:time style:data-style-name="N2" text:time-value="11:47:22.36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5T09:43:07.635000000</meta:creation-date>
    <dc:date>2021-07-15T12:22:29.867000000</dc:date>
    <meta:editing-duration>PT42M3S</meta:editing-duration>
    <meta:editing-cycles>7</meta:editing-cycles>
    <meta:generator>LibreOfficeDev/7.3.0.0.alpha0$Windows_X86_64 LibreOffice_project/a440b93538a2bcd08c2ce4566d2979eeb17bcc9b</meta:generator>
    <meta:document-statistic meta:table-count="1" meta:cell-count="11" meta:object-count="0"/>
  </office:meta>
</office:document-meta>
</file>